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81cm" svg:stroke-color="#8b4513" draw:marker-start-width="0.321cm" draw:marker-end-width="0.321cm" draw:fill="none" draw:textarea-vertical-align="middle" fo:padding-top="0.165cm" fo:padding-bottom="0.165cm" fo:padding-left="0.29cm" fo:padding-right="0.29cm"/>
    </style:style>
    <style:style style:name="gr2" style:family="graphic" style:parent-style-name="standard">
      <style:graphic-properties draw:stroke="none" svg:stroke-color="#000000" draw:fill="none" draw:fill-color="#ffffff" draw:textarea-horizontal-align="left" draw:auto-grow-height="true" draw:auto-grow-width="false" fo:min-height="3.201cm" fo:min-width="0cm"/>
    </style:style>
    <style:style style:name="gr3" style:family="graphic" style:parent-style-name="standard">
      <style:graphic-properties draw:stroke="dash" draw:stroke-dash="Fine_20_Dashed" svg:stroke-width="0.053cm" svg:stroke-color="#000000" draw:marker-start-width="0.279cm" draw:marker-end-width="0.279cm" draw:fill="none" draw:textarea-horizontal-align="justify" draw:textarea-vertical-align="middle" draw:auto-grow-height="false" fo:min-height="5.392cm" fo:min-width="8.19cm" fo:padding-top="0.151cm" fo:padding-bottom="0.151cm" fo:padding-left="0.276cm" fo:padding-right="0.276cm"/>
    </style:style>
    <style:style style:name="gr4" style:family="graphic" style:parent-style-name="standard">
      <style:graphic-properties draw:stroke="solid" svg:stroke-width="0.106cm" svg:stroke-color="#000000" draw:marker-start-width="0.332cm" draw:marker-end-width="0.332cm" draw:stroke-linejoin="round" svg:stroke-linecap="square" draw:fill="none" draw:fill-color="#fff5ee" draw:textarea-horizontal-align="justify" draw:textarea-vertical-align="top" draw:auto-grow-height="false" fo:min-height="5.428cm" fo:min-width="2.961cm" fo:padding-top="0.174cm" fo:padding-bottom="0.174cm" fo:padding-left="0.294cm" fo:padding-right="0.294cm" fo:wrap-option="wrap" draw:shadow-color="#808080"/>
    </style:style>
    <style:style style:name="gr5" style:family="graphic" style:parent-style-name="standard">
      <style:graphic-properties draw:stroke="solid" svg:stroke-width="0.018cm" svg:stroke-color="#3366ff" draw:stroke-linejoin="miter" draw:fill="solid" draw:fill-color="#99ccff" draw:opacity="100%" draw:textarea-horizontal-align="left" draw:textarea-vertical-align="top" draw:auto-grow-height="false" fo:min-height="0.085cm" fo:min-width="0.21cm" fo:padding-top="0.13cm" fo:padding-bottom="0.13cm" fo:padding-left="0.25cm" fo:padding-right="0.25cm" fo:wrap-option="wrap" draw:shadow-color="#808080"/>
    </style:style>
    <style:style style:name="gr6" style:family="graphic" style:parent-style-name="standard">
      <style:graphic-properties draw:stroke="solid" svg:stroke-width="0.018cm" svg:stroke-color="#3366ff" draw:stroke-linejoin="miter" draw:fill="solid" draw:fill-color="#99ccff" draw:opacity="100%" draw:textarea-horizontal-align="left" draw:textarea-vertical-align="top" draw:auto-grow-height="false" fo:min-height="0.086cm" fo:min-width="0.209cm" fo:padding-top="0.13cm" fo:padding-bottom="0.13cm" fo:padding-left="0.25cm" fo:padding-right="0.25cm" fo:wrap-option="wrap" draw:shadow-color="#808080"/>
    </style:style>
    <style:style style:name="gr7" style:family="graphic" style:parent-style-name="standard">
      <style:graphic-properties draw:stroke="solid" svg:stroke-width="0.018cm" svg:stroke-color="#ff0000" draw:stroke-linejoin="miter" draw:fill="solid" draw:fill-color="#ff99cc" draw:opacity="100%" draw:textarea-horizontal-align="left" draw:textarea-vertical-align="top" draw:auto-grow-height="false" fo:min-height="0.086cm" fo:min-width="0.208cm" fo:padding-top="0.13cm" fo:padding-bottom="0.13cm" fo:padding-left="0.25cm" fo:padding-right="0.25cm" fo:wrap-option="wrap" draw:shadow-color="#808080"/>
    </style:style>
    <style:style style:name="gr8" style:family="graphic" style:parent-style-name="standard">
      <style:graphic-properties draw:stroke="solid" svg:stroke-width="0.018cm" svg:stroke-color="#3366ff" draw:stroke-linejoin="miter" draw:fill="solid" draw:fill-color="#99ccff" draw:opacity="100%" draw:textarea-horizontal-align="left" draw:textarea-vertical-align="top" draw:auto-grow-height="false" fo:min-height="0.083cm" fo:min-width="0.21cm" fo:padding-top="0.13cm" fo:padding-bottom="0.13cm" fo:padding-left="0.25cm" fo:padding-right="0.25cm" fo:wrap-option="wrap" draw:shadow-color="#808080"/>
    </style:style>
    <style:style style:name="gr9" style:family="graphic" style:parent-style-name="standard">
      <style:graphic-properties draw:stroke="solid" svg:stroke-width="0.018cm" svg:stroke-color="#ff0000" draw:stroke-linejoin="miter" draw:fill="solid" draw:fill-color="#ff99cc" draw:opacity="100%" draw:textarea-horizontal-align="left" draw:textarea-vertical-align="top" draw:auto-grow-height="false" fo:min-height="0.085cm" fo:min-width="0.211cm" fo:padding-top="0.13cm" fo:padding-bottom="0.13cm" fo:padding-left="0.25cm" fo:padding-right="0.25cm" fo:wrap-option="wrap" draw:shadow-color="#808080"/>
    </style:style>
    <style:style style:name="gr10" style:family="graphic" style:parent-style-name="standard">
      <style:graphic-properties draw:stroke="solid" svg:stroke-width="0.018cm" svg:stroke-color="#3366ff" draw:stroke-linejoin="miter" draw:fill="solid" draw:fill-color="#99ccff" draw:opacity="100%" draw:textarea-horizontal-align="left" draw:textarea-vertical-align="top" draw:auto-grow-height="false" fo:min-height="0.081cm" fo:min-width="0.21cm" fo:padding-top="0.13cm" fo:padding-bottom="0.13cm" fo:padding-left="0.25cm" fo:padding-right="0.25cm" fo:wrap-option="wrap" draw:shadow-color="#808080"/>
    </style:style>
    <style:style style:name="gr11" style:family="graphic" style:parent-style-name="standard">
      <style:graphic-properties draw:stroke="solid" svg:stroke-width="0.018cm" svg:stroke-color="#ff0000" draw:stroke-linejoin="miter" draw:fill="solid" draw:fill-color="#ff99cc" draw:opacity="100%" draw:textarea-horizontal-align="left" draw:textarea-vertical-align="top" draw:auto-grow-height="false" fo:min-height="0.082cm" fo:min-width="0.211cm" fo:padding-top="0.13cm" fo:padding-bottom="0.13cm" fo:padding-left="0.25cm" fo:padding-right="0.25cm" fo:wrap-option="wrap" draw:shadow-color="#808080"/>
    </style:style>
    <style:style style:name="gr12" style:family="graphic" style:parent-style-name="standard">
      <style:graphic-properties draw:stroke="solid" svg:stroke-width="0.018cm" svg:stroke-color="#3366ff" draw:stroke-linejoin="miter" draw:fill="solid" draw:fill-color="#99ccff" draw:opacity="100%" draw:textarea-horizontal-align="left" draw:textarea-vertical-align="top" draw:auto-grow-height="false" fo:min-height="0.083cm" fo:min-width="0.208cm" fo:padding-top="0.13cm" fo:padding-bottom="0.13cm" fo:padding-left="0.25cm" fo:padding-right="0.25cm" fo:wrap-option="wrap" draw:shadow-color="#808080"/>
    </style:style>
    <style:style style:name="gr13" style:family="graphic" style:parent-style-name="standard">
      <style:graphic-properties draw:stroke="solid" svg:stroke-width="0.018cm" svg:stroke-color="#ff0000" draw:stroke-linejoin="miter" draw:fill="solid" draw:fill-color="#ff99cc" draw:opacity="100%" draw:textarea-horizontal-align="left" draw:textarea-vertical-align="top" draw:auto-grow-height="false" fo:min-height="0.086cm" fo:min-width="0.21cm" fo:padding-top="0.13cm" fo:padding-bottom="0.13cm" fo:padding-left="0.25cm" fo:padding-right="0.25cm" fo:wrap-option="wrap" draw:shadow-color="#808080"/>
    </style:style>
    <style:style style:name="gr14" style:family="graphic" style:parent-style-name="standard">
      <style:graphic-properties draw:stroke="solid" svg:stroke-width="0.018cm" svg:stroke-color="#ff0000" draw:stroke-linejoin="miter" draw:fill="solid" draw:fill-color="#ff99cc" draw:opacity="100%" draw:textarea-horizontal-align="left" draw:textarea-vertical-align="top" draw:auto-grow-height="false" fo:min-height="0.082cm" fo:min-width="0.212cm" fo:padding-top="0.13cm" fo:padding-bottom="0.13cm" fo:padding-left="0.25cm" fo:padding-right="0.25cm" fo:wrap-option="wrap" draw:shadow-color="#808080"/>
    </style:style>
    <style:style style:name="gr15" style:family="graphic" style:parent-style-name="standard">
      <style:graphic-properties draw:stroke="solid" svg:stroke-width="0.018cm" svg:stroke-color="#ff0000" draw:stroke-linejoin="miter" draw:fill="solid" draw:fill-color="#ff99cc" draw:opacity="100%" draw:textarea-horizontal-align="left" draw:textarea-vertical-align="top" draw:auto-grow-height="false" fo:min-height="0.082cm" fo:min-width="0.208cm" fo:padding-top="0.13cm" fo:padding-bottom="0.13cm" fo:padding-left="0.25cm" fo:padding-right="0.25cm" fo:wrap-option="wrap" draw:shadow-color="#808080"/>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2.957cm"/>
    </style:style>
    <style:style style:name="gr17"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text-properties fo:font-size="20pt" fo:font-weight="normal" style:font-size-asian="20pt" style:font-weight-asian="normal" style:font-size-complex="20pt" style:font-weight-complex="normal"/>
    </style:style>
    <style:style style:name="P3" style:family="paragraph">
      <loext:graphic-properties draw:fill="none" draw:fill-color="#ffffff"/>
      <style:paragraph-properties fo:text-align="center"/>
      <style:text-properties style:font-name="Amatic SC" fo:font-size="20pt" fo:font-weight="normal" style:font-size-asian="20pt" style:font-weight-asian="normal" style:font-size-complex="20pt" style:font-weight-complex="normal"/>
    </style:style>
    <style:style style:name="P4" style:family="paragraph">
      <loext:graphic-properties draw:fill="none" draw:fill-color="#fff5ee"/>
      <style:paragraph-properties fo:margin-left="0cm" fo:margin-right="0cm" fo:text-indent="0cm" style:punctuation-wrap="hanging" style:line-break="strict" style:writing-mode="lr-tb" style:font-independent-line-spacing="true"/>
    </style:style>
    <style:style style:name="P5" style:family="paragraph">
      <loext:graphic-properties draw:fill="solid" draw:fill-color="#99ccff" draw:opacity="100%"/>
      <style:paragraph-properties style:writing-mode="lr-tb" style:font-independent-line-spacing="true"/>
    </style:style>
    <style:style style:name="P6" style:family="paragraph">
      <loext:graphic-properties draw:fill="solid" draw:fill-color="#ff99cc" draw:opacity="100%"/>
      <style:paragraph-properties style:writing-mode="lr-tb" style:font-independent-line-spacing="true"/>
    </style:style>
    <style:style style:name="P7" style:family="paragraph">
      <style:text-properties fo:font-size="40pt" style:font-size-asian="40pt" style:font-size-complex="40pt"/>
    </style:style>
    <style:style style:name="P8" style:family="paragraph">
      <loext:graphic-properties draw:fill="none" draw:fill-color="#ffffff"/>
      <style:text-properties style:font-name="Amatic SC" fo:font-size="40pt" fo:font-weight="bold" style:font-size-asian="40pt" style:font-weight-asian="bold" style:font-size-complex="40pt" style:font-weight-complex="bold"/>
    </style:style>
    <style:style style:name="P9" style:family="paragraph">
      <loext:graphic-properties draw:fill-color="#ffffff"/>
    </style:style>
    <style:style style:name="T1" style:family="text">
      <style:text-properties style:font-name="Amatic SC" fo:font-size="20pt" fo:font-weight="normal" style:font-size-asian="20pt" style:font-weight-asian="normal" style:font-size-complex="20pt" style:font-weight-complex="normal"/>
    </style:style>
    <style:style style:name="T2" style:family="text">
      <style:text-properties style:font-name="Amatic SC" fo:font-size="20pt" fo:font-weight="bold" style:font-size-asian="20pt" style:font-weight-asian="bold" style:font-size-complex="20pt" style:font-weight-complex="bold"/>
    </style:style>
    <style:style style:name="T3" style:family="text">
      <style:text-properties style:font-name="Amatic SC"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path draw:style-name="gr1" draw:text-style-name="P1" draw:layer="layout" svg:width="1.244cm" svg:height="1.402cm" draw:transform="rotate (-0.219736952826087) translate (14.3201800479358cm 3.65037454379549cm)" svg:viewBox="0 0 1245 1403" svg:d="M0 38c327-164 361 248 480 426 118 179 93 420 140 631l269 153 281 108 75 47">
          <text:p/>
        </draw:path>
        <draw:path draw:style-name="gr1" draw:text-style-name="P1" draw:layer="layout" svg:width="1.338cm" svg:height="1.082cm" draw:transform="rotate (2.92063397028731) translate (12.5046030888079cm 4.39749736586661cm)" svg:viewBox="0 0 1339 1083" svg:d="M0 1069c215 1 499 68 639-100 151-182-95-496 147-674l181-147 199-66 173-82">
          <text:p/>
        </draw:path>
        <draw:path draw:style-name="gr1" draw:text-style-name="P1" draw:layer="layout" svg:width="1.813cm" svg:height="0.52cm" draw:transform="rotate (-0.984714763975201) translate (14.312cm 4.005cm)" svg:viewBox="0 0 1814 521" svg:d="M0 0c250 1 422 201 653 258 247 62 411 430 712 173l178-157 231-122 40-23">
          <text:p/>
        </draw:path>
        <draw:path draw:style-name="gr1" draw:text-style-name="P1" draw:layer="layout" svg:width="1.039cm" svg:height="0.788cm" draw:transform="rotate (3.02238666567858) translate (12.5736756157876cm 4.41582249865767cm)" svg:viewBox="0 0 1040 789" svg:d="M0 776c211 60 397-92 438-367 36-233 329-426 602-408">
          <text:p/>
        </draw:path>
        <draw:frame draw:style-name="gr2" draw:text-style-name="P3" draw:layer="layout" svg:width="3.924cm" svg:height="3.827cm" svg:x="15.494cm" svg:y="3.81cm">
          <draw:text-box>
            <text:p text:style-name="P2"><text:span text:style-name="T1"/></text:p>
            <text:p text:style-name="P2"><text:span text:style-name="T2">A</text:span><text:span text:style-name="T1">ncient </text:span><text:span text:style-name="T2">D</text:span><text:span text:style-name="T1">NA </text:span></text:p>
            <text:p text:style-name="P2"><text:span text:style-name="T2">M</text:span><text:span text:style-name="T1">etagenomics </text:span></text:p>
            <text:p text:style-name="P2"><text:span text:style-name="T2">A</text:span><text:span text:style-name="T1">nalysis </text:span><text:span text:style-name="T2">PIPE</text:span><text:span text:style-name="T1">line</text:span></text:p>
          </draw:text-box>
        </draw:frame>
        <draw:custom-shape draw:style-name="gr3" draw:text-style-name="P1" draw:layer="layout" svg:width="8.89cm" svg:height="5.842cm" svg:x="10.922cm" svg:y="2.794cm">
          <text:p/>
          <draw:enhanced-geometry svg:viewBox="0 0 21600 21600" draw:path-stretchpoint-x="10800" draw:path-stretchpoint-y="10800" draw:text-areas="?f3 ?f4 ?f5 ?f6" draw:type="round-rectangle" draw:modifiers="944.1020768291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52" draw:style-name="gr4" draw:text-style-name="P4" draw:layer="layout" svg:width="3.548cm" svg:height="5.775cm" draw:transform="rotate (0.982620368872807) translate (11.198cm 5.432cm)">
          <text:p/>
          <draw:enhanced-geometry svg:viewBox="0 0 543 709" draw:extrusion-allowed="true" draw:text-areas="0 0 543 709" draw:glue-points="524 81 385 19 174 92 102 225 104 230 50 252 6 324 44 397 72 483 64 582 85 602 106 643 78 678 41 709 77 684 114 642 92 593 73 573 85 486 55 384 23 321 57 267 116 252 241 287 452 214 524 81" draw:type="mso-spt100" draw:enhanced-path="M 524 81 C 506 27 444 0 385 19 174 92 174 92 174 92 116 112 83 172 102 225 102 227 103 229 104 230 93 234 69 238 50 252 34 264 14 285 6 324 0 359 22 378 44 397 68 420 91 441 72 483 54 519 43 552 64 582 67 588 79 597 85 602 98 612 109 624 106 643 103 657 93 668 78 678 65 686 51 691 41 709 48 696 65 691 77 684 91 674 110 665 114 642 120 614 105 604 92 593 86 588 76 578 73 573 57 547 68 522 85 486 110 434 80 408 55 384 34 367 18 347 23 321 27 296 40 279 57 267 73 255 104 253 116 252 143 288 193 303 241 287 452 214 452 214 452 214 510 194 543 134 524 81 Z N">
            <draw:equation draw:name="f0" draw:formula="81*sin(atan2(27,506))"/>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if(324,0,359)"/>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8193/8193"/>
            <draw:equation draw:name="f40" draw:formula="*8193/8193"/>
            <draw:equation draw:name="f41" draw:formula="*8193/8193"/>
            <draw:equation draw:name="f42" draw:formula="*8193/8193"/>
            <draw:equation draw:name="f43" draw:formula="*8193/8193"/>
            <draw:equation draw:name="f44" draw:formula="*8193/8193"/>
            <draw:equation draw:name="f45" draw:formula="*-32768/26"/>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sin(0*(pi/180))*(0-10800)-cos(0*(pi/180))*(92-10800))+10800"/>
            <draw:equation draw:name="f63" draw:formula=""/>
            <draw:equation draw:name="f64" draw:formula=""/>
            <draw:equation draw:name="f65" draw:formula=""/>
            <draw:equation draw:name="f66" draw:formula="sqrt(0*0-0*0)"/>
            <draw:equation draw:name="f67" draw:formula=""/>
            <draw:equation draw:name="f68" draw:formula="0*cos(atan2(0,116))"/>
            <draw:equation draw:name="f69" draw:formula=""/>
            <draw:equation draw:name="f70" draw:formula=""/>
            <draw:equation draw:name="f71" draw:formula=""/>
            <draw:equation draw:name="f72" draw:formula=""/>
            <draw:equation draw:name="f73" draw:formula="min(0,0)"/>
            <draw:equation draw:name="f74" draw:formula=""/>
            <draw:equation draw:name="f75" draw:formula=""/>
          </draw:enhanced-geometry>
        </draw:custom-shape>
        <draw:g>
          <draw:custom-shape draw:style-name="gr5" draw:text-style-name="P5" draw:layer="layout" svg:width="0.71cm" svg:height="0.345cm" draw:transform="rotate (-0.179768912955417) translate (12.929cm 4.867cm)">
            <text:p/>
            <draw:enhanced-geometry svg:viewBox="0 0 330 326" draw:type="non-primitive" draw:enhanced-path="M 175 132 C 72 69 13 37 0 0 0 66 0 66 0 66 0 67 0 67 1 68 21 111 100 153 168 192 238 232 308 269 330 326 330 249 330 249 330 249 310 218 250 178 175 132 Z N"/>
          </draw:custom-shape>
          <draw:custom-shape draw:style-name="gr6" draw:text-style-name="P5" draw:layer="layout" svg:width="0.709cm" svg:height="0.346cm" draw:transform="rotate (-0.179768912955417) translate (13.027cm 4.341cm)">
            <text:p/>
            <draw:enhanced-geometry svg:viewBox="0 0 330 326" draw:type="non-primitive" draw:enhanced-path="M 175 132 C 72 69 13 37 0 0 0 66 0 66 0 66 0 67 0 67 1 68 21 111 100 153 168 192 238 232 308 269 330 326 330 249 330 249 330 249 310 218 250 178 175 132 Z N"/>
          </draw:custom-shape>
          <draw:custom-shape draw:style-name="gr7" draw:text-style-name="P6" draw:layer="layout" svg:width="0.708cm" svg:height="0.346cm" draw:transform="skewX (0.00296705972839033) rotate (-0.179768912955417) translate (13.004cm 4.485cm)">
            <text:p/>
            <draw:enhanced-geometry svg:viewBox="0 0 330 326" draw:type="non-primitive" draw:enhanced-path="M 175 132 C 72 69 13 37 0 0 0 66 0 66 0 66 0 67 0 67 1 68 21 111 100 153 168 192 238 232 308 269 330 326 330 249 330 249 330 249 310 218 250 178 175 132 Z N"/>
          </draw:custom-shape>
          <draw:custom-shape draw:style-name="gr8" draw:text-style-name="P5" draw:layer="layout" svg:width="0.71cm" svg:height="0.343cm" draw:transform="rotate (-0.179768912955417) translate (13.121cm 3.809cm)">
            <text:p/>
            <draw:enhanced-geometry svg:viewBox="0 0 330 326" draw:type="non-primitive" draw:enhanced-path="M 175 132 C 72 69 13 37 0 0 0 66 0 66 0 66 0 67 0 67 1 68 21 111 100 153 168 192 238 232 308 269 330 326 330 249 330 249 330 249 310 218 250 178 175 132 Z N"/>
          </draw:custom-shape>
          <draw:custom-shape draw:style-name="gr9" draw:text-style-name="P6" draw:layer="layout" svg:width="0.711cm" svg:height="0.345cm" draw:transform="skewX (0.00296705972839036) rotate (-0.179768912955417) translate (13.094cm 3.953cm)">
            <text:p/>
            <draw:enhanced-geometry svg:viewBox="0 0 330 326" draw:type="non-primitive" draw:enhanced-path="M 175 132 C 72 69 13 37 0 0 0 66 0 66 0 66 0 67 0 67 1 68 21 111 100 153 168 192 238 232 308 269 330 326 330 249 330 249 330 249 310 218 250 178 175 132 Z N"/>
          </draw:custom-shape>
          <draw:custom-shape draw:style-name="gr10" draw:text-style-name="P5" draw:layer="layout" svg:width="0.71cm" svg:height="0.341cm" draw:transform="rotate (-0.179768912955417) translate (12.977cm 4.6cm)">
            <text:p/>
            <draw:enhanced-geometry svg:viewBox="0 0 330 324" draw:type="non-primitive" draw:enhanced-path="M 149 136 C 77 179 11 217 0 253 0 324 0 324 0 324 16 283 95 234 172 188 240 148 309 110 330 84 330 0 330 0 330 0 307 43 228 90 149 136 Z N"/>
          </draw:custom-shape>
          <draw:custom-shape draw:style-name="gr11" draw:text-style-name="P6" draw:layer="layout" svg:width="0.711cm" svg:height="0.342cm" draw:transform="skewX (-0.00296705972839037) rotate (-0.179768912955417) translate (12.95cm 4.745cm)">
            <text:p/>
            <draw:enhanced-geometry svg:viewBox="0 0 330 324" draw:type="non-primitive" draw:enhanced-path="M 149 136 C 77 179 11 217 0 253 0 324 0 324 0 324 16 283 95 234 172 188 240 148 309 110 330 84 330 0 330 0 330 0 307 43 228 90 149 136 Z N"/>
          </draw:custom-shape>
          <draw:custom-shape draw:style-name="gr12" draw:text-style-name="P5" draw:layer="layout" svg:width="0.708cm" svg:height="0.343cm" draw:transform="rotate (-0.179768912955417) translate (13.081cm 4.07cm)">
            <text:p/>
            <draw:enhanced-geometry svg:viewBox="0 0 330 324" draw:type="non-primitive" draw:enhanced-path="M 149 136 C 77 179 11 217 0 253 0 324 0 324 0 324 16 283 95 234 172 188 240 148 309 110 330 84 330 0 330 0 330 0 307 43 228 90 149 136 Z N"/>
          </draw:custom-shape>
          <draw:custom-shape draw:style-name="gr13" draw:text-style-name="P6" draw:layer="layout" svg:width="0.71cm" svg:height="0.346cm" draw:transform="skewX (0.00575958653158126) rotate (-0.179768912955417) translate (13.194cm 3.426cm)">
            <text:p/>
            <draw:enhanced-geometry svg:viewBox="0 0 330 326" draw:type="non-primitive" draw:enhanced-path="M 175 132 C 72 69 13 37 0 0 0 66 0 66 0 66 0 67 0 67 1 68 21 111 100 153 168 192 238 232 308 269 330 326 330 249 330 249 330 249 310 218 250 178 175 132 Z N"/>
          </draw:custom-shape>
          <draw:custom-shape draw:style-name="gr8" draw:text-style-name="P5" draw:layer="layout" svg:width="0.71cm" svg:height="0.343cm" draw:transform="rotate (-0.179768912955417) translate (13.171cm 3.536cm)">
            <text:p/>
            <draw:enhanced-geometry svg:viewBox="0 0 330 324" draw:type="non-primitive" draw:enhanced-path="M 149 136 C 77 179 11 217 0 253 0 324 0 324 0 324 16 283 95 234 172 188 240 148 309 110 330 84 330 0 330 0 330 0 307 43 228 90 149 136 Z N"/>
          </draw:custom-shape>
          <draw:custom-shape draw:style-name="gr14" draw:text-style-name="P6" draw:layer="layout" svg:width="0.712cm" svg:height="0.342cm" draw:transform="skewX (-0.00296705972839036) rotate (-0.179768912955417) translate (13.14cm 3.678cm)">
            <text:p/>
            <draw:enhanced-geometry svg:viewBox="0 0 330 324" draw:type="non-primitive" draw:enhanced-path="M 149 136 C 77 179 11 217 0 253 0 324 0 324 0 324 16 283 95 234 172 188 240 148 309 110 330 84 330 0 330 0 330 0 307 43 228 90 149 136 Z N"/>
          </draw:custom-shape>
          <draw:custom-shape draw:style-name="gr15" draw:text-style-name="P6" draw:layer="layout" svg:width="0.708cm" svg:height="0.342cm" draw:transform="rotate (-0.179768912955417) translate (13.05cm 4.215cm)">
            <text:p/>
            <draw:enhanced-geometry svg:viewBox="0 0 330 324" draw:type="non-primitive" draw:enhanced-path="M 149 136 C 77 179 11 217 0 253 0 324 0 324 0 324 16 283 95 234 172 188 240 148 309 110 330 84 330 0 330 0 330 0 307 43 228 90 149 136 Z N"/>
          </draw:custom-shape>
        </draw:g>
        <draw:frame draw:style-name="gr16" draw:text-style-name="P8" draw:layer="layout" svg:width="4.193cm" svg:height="2.025cm" svg:x="15.292cm" svg:y="2.801cm">
          <draw:text-box>
            <text:p text:style-name="P7"><text:span text:style-name="T3">ADMAPIPE</text:span></text:p>
          </draw:text-box>
        </draw:frame>
        <presentation:notes draw:style-name="dp2">
          <draw:page-thumbnail draw:style-name="gr1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1T17:27:11.488141273</meta:creation-date>
    <dc:date>2018-06-01T17:45:49.123540855</dc:date>
    <meta:editing-duration>PT11M21S</meta:editing-duration>
    <meta:editing-cycles>5</meta:editing-cycles>
    <meta:generator>LibreOffice/6.0.3.2$Linux_X86_64 LibreOffice_project/00m0$Build-2</meta:generator>
    <meta:document-statistic meta:object-count="44"/>
  </office:meta>
</office:document-meta>
</file>